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  <style:font-face style:name="Wingdings" svg:font-family="Wingdings"/>
    <style:font-face style:name="Aptos Narrow" svg:font-family="&quot;Aptos Narrow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middle" fo:background-color="#000000"/>
      <style:text-properties fo:color="#FFFFFF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end" fo:margin-right="0cm"/>
      <style:text-properties fo:color="#FFFFFF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background-color="#F2F2F2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A6A6A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A6A6A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A6A6A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2">
      <style:table-cell-properties fo:border-top="none" fo:border-bottom="thin solid #000000" fo:border-left="2pt solid #000000" fo:border-right="thin solid #000000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Wingdings" style:font-name-asian="Wingdings" style:font-name-complex="Wingdings" fo:font-size="14pt" style:font-size-asian="14pt" style:font-size-complex="14pt" style:font-charset="x-symbol"/>
    </style:style>
    <style:style style:name="ce17" style:family="table-cell" style:parent-style-name="Default" style:data-style-name="N1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2">
      <style:table-cell-properties fo:border-top="thin solid #000000" fo:border-bottom="thin solid #000000" fo:border-left="2pt solid #000000" fo:border-right="thin solid #000000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Wingdings" style:font-name-asian="Wingdings" style:font-name-complex="Wingdings" fo:font-size="14pt" style:font-size-asian="14pt" style:font-size-complex="14pt" style:font-charset="x-symbol"/>
    </style:style>
    <style:style style:name="ce20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Per_32_cent" style:data-style-name="N13">
      <style:table-cell-properties fo:border="thin solid #000000"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2">
      <style:table-cell-properties fo:border-top="thin solid #000000" fo:border-bottom="2pt solid #000000" fo:border-left="2pt solid #000000" fo:border-right="thin solid #000000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1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Wingdings" style:font-name-asian="Wingdings" style:font-name-complex="Wingdings" fo:font-size="14pt" style:font-size-asian="14pt" style:font-size-complex="14pt" style:font-charset="x-symbol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fo:border="2pt solid #000000" style:vertical-align="middle" fo:background-color="#A6A6A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Aptos Narrow" style:font-name-asian="Aptos Narrow" style:font-name-complex="Aptos Narrow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1.61395833333333cm" style:use-optimal-column-width="true"/>
    </style:style>
    <style:style style:name="co3" style:family="table-column">
      <style:table-column-properties fo:break-before="auto" style:column-width="5.10645833333333cm" style:use-optimal-column-width="true"/>
    </style:style>
    <style:style style:name="co4" style:family="table-column">
      <style:table-column-properties fo:break-before="auto" style:column-width="3.4925cm" style:use-optimal-column-width="true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9.10166666666667cm" style:use-optimal-column-width="true"/>
    </style:style>
    <style:style style:name="co7" style:family="table-column">
      <style:table-column-properties fo:break-before="auto" style:column-width="3.75708333333333cm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mate_&amp;_Other_Lookup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2"/>
        <table:table-column table:style-name="co5" table:default-cell-style-name="ce1"/>
        <table:table-column table:style-name="co7" table:number-columns-repeated="4" table:default-cell-style-name="ce1"/>
        <table:table-column table:style-name="co5" table:number-columns-repeated="16372" table:default-cell-style-name="ce1"/>
        <table:table-row table:style-name="ro1">
          <table:table-cell/>
          <table:table-cell table:number-columns-repeated="5" table:style-name="ce1"/>
          <table:table-cell table:style-name="ce2"/>
          <table:table-cell table:number-columns-repeated="16377" table:style-name="ce1"/>
        </table:table-row>
        <table:table-row table:style-name="ro2">
          <table:table-cell/>
          <table:table-cell office:value-type="string" table:style-name="ce3">
            <text:p>Postcode</text:p>
          </table:table-cell>
          <table:table-cell office:value-type="string" table:style-name="ce3">
            <text:p>Design outdoor low temperature</text:p>
          </table:table-cell>
          <table:table-cell office:value-type="string" table:style-name="ce3">
            <text:p>Degree days per year</text:p>
          </table:table-cell>
          <table:table-cell table:style-name="ce1"/>
          <table:table-cell office:value-type="string" table:style-name="ce4">
            <text:p>Boiler efficiency factors</text:p>
          </table:table-cell>
          <table:table-cell table:style-name="ce2"/>
          <table:table-cell table:number-columns-repeated="16377" table:style-name="ce1"/>
        </table:table-row>
        <table:table-row table:style-name="ro2">
          <table:table-cell/>
          <table:table-cell office:value-type="string" table:style-name="ce5">
            <text:p>AB</text:p>
          </table:table-cell>
          <table:table-cell office:value-type="float" office:value="-5.4" table:style-name="ce6">
            <text:p>-5.4</text:p>
          </table:table-cell>
          <table:table-cell office:value-type="float" office:value="2668" table:style-name="ce6">
            <text:p>2668</text:p>
          </table:table-cell>
          <table:table-cell table:style-name="ce1"/>
          <table:table-cell office:value-type="string" table:style-name="ce3">
            <text:p>Generation source</text:p>
          </table:table-cell>
          <table:table-cell office:value-type="string" table:style-name="ce7">
            <text:p>Factor</text:p>
          </table:table-cell>
          <table:table-cell table:style-name="ce1"/>
          <table:table-cell office:value-type="string" table:style-name="ce8">
            <text:p>Flow temp</text:p>
          </table:table-cell>
          <table:table-cell office:value-type="string" table:style-name="ce9">
            <text:p>Star rating</text:p>
          </table:table-cell>
          <table:table-cell office:value-type="string" table:style-name="ce8">
            <text:p>Flow temp</text:p>
          </table:table-cell>
          <table:table-cell office:value-type="string" table:style-name="ce9">
            <text:p>Graph outputs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5">
            <text:p>AL</text:p>
          </table:table-cell>
          <table:table-cell office:value-type="float" office:value="-3" table:style-name="ce6">
            <text:p>-3</text:p>
          </table:table-cell>
          <table:table-cell office:value-type="float" office:value="2033" table:style-name="ce6">
            <text:p>2033</text:p>
          </table:table-cell>
          <table:table-cell table:style-name="ce1"/>
          <table:table-cell office:value-type="string" table:style-name="ce10">
            <text:p>New boiler</text:p>
          </table:table-cell>
          <table:table-cell office:value-type="float" office:value="0.93" table:style-name="ce11">
            <text:p>0.93</text:p>
          </table:table-cell>
          <table:table-cell table:style-name="ce1"/>
          <table:table-cell table:number-columns-spanned="4" table:number-rows-spanned="1" table:style-name="ce33"/>
          <table:covered-table-cell table:number-columns-repeated="3"/>
          <table:table-cell table:number-columns-repeated="16372"/>
        </table:table-row>
        <table:table-row table:style-name="ro3">
          <table:table-cell/>
          <table:table-cell office:value-type="string" table:style-name="ce5">
            <text:p>B</text:p>
          </table:table-cell>
          <table:table-cell office:value-type="float" office:value="-5.0999999999999996" table:style-name="ce6">
            <text:p>-5.1</text:p>
          </table:table-cell>
          <table:table-cell office:value-type="float" office:value="2425" table:style-name="ce6">
            <text:p>2425</text:p>
          </table:table-cell>
          <table:table-cell table:style-name="ce1"/>
          <table:table-cell office:value-type="string" table:style-name="ce10">
            <text:p>Existing boiler (pre-1994)</text:p>
          </table:table-cell>
          <table:table-cell office:value-type="float" office:value="0.82" table:style-name="ce11">
            <text:p>0.82</text:p>
          </table:table-cell>
          <table:table-cell table:style-name="ce1"/>
          <table:table-cell office:value-type="string" table:style-name="ce15">
            <text:p>up to 35</text:p>
          </table:table-cell>
          <table:table-cell office:value-type="string" table:style-name="ce16">
            <text:p>««««««</text:p>
          </table:table-cell>
          <table:table-cell office:value-type="string" table:style-name="ce15">
            <text:p>up to 35</text:p>
          </table:table-cell>
          <table:table-cell office:value-type="float" office:value="0" table:formula="of:=IF(OR(['file:///C:/Users/DamianFranczyszyn/Downloads/MCS031-HPSPE-Version-4.0.xlsm'#Input.$C$4]=&quot;Air Source Heat Pump&quot;; ['file:///C:/Users/DamianFranczyszyn/Downloads/MCS031-HPSPE-Version-4.0.xlsm'#Input.$C$4]=&quot;Solar Assisted Heat Pump&quot;); (['file:///C:/Users/DamianFranczyszyn/Downloads/MCS031-HPSPE-Version-4.0.xlsm'#Input.$E$16] + ['file:///C:/Users/DamianFranczyszyn/Downloads/MCS031-HPSPE-Version-4.0.xlsm'#Input.$E$18])/3.6; (['file:///C:/Users/DamianFranczyszyn/Downloads/MCS031-HPSPE-Version-4.0.xlsm'#Input.$E$16] + ['file:///C:/Users/DamianFranczyszyn/Downloads/MCS031-HPSPE-Version-4.0.xlsm'#Input.$E$18])/4.3)" table:style-name="ce17">
            <text:p>0</text:p>
          </table:table-cell>
          <table:table-cell table:number-columns-repeated="16372"/>
        </table:table-row>
        <table:table-row table:style-name="ro3">
          <table:table-cell/>
          <table:table-cell office:value-type="string" table:style-name="ce5">
            <text:p>BA</text:p>
          </table:table-cell>
          <table:table-cell office:value-type="float" office:value="-4.5999999999999996" table:style-name="ce6">
            <text:p>-4.6</text:p>
          </table:table-cell>
          <table:table-cell office:value-type="float" office:value="1835" table:style-name="ce6">
            <text:p>1835</text:p>
          </table:table-cell>
          <table:table-cell table:style-name="ce1"/>
          <table:table-cell office:value-type="string" table:style-name="ce10">
            <text:p>Existing boiler (1994-2007)</text:p>
          </table:table-cell>
          <table:table-cell office:value-type="float" office:value="0.87" table:style-name="ce11">
            <text:p>0.87</text:p>
          </table:table-cell>
          <table:table-cell table:style-name="ce1"/>
          <table:table-cell office:value-type="string" table:style-name="ce18">
            <text:p>36-40</text:p>
          </table:table-cell>
          <table:table-cell office:value-type="string" table:style-name="ce19">
            <text:p>«««««</text:p>
          </table:table-cell>
          <table:table-cell office:value-type="string" table:style-name="ce18">
            <text:p>36-40</text:p>
          </table:table-cell>
          <table:table-cell office:value-type="float" office:value="0" table:formula="of:=IF(OR(['file:///C:/Users/DamianFranczyszyn/Downloads/MCS031-HPSPE-Version-4.0.xlsm'#Input.$C$4]=&quot;Air Source Heat Pump&quot;; ['file:///C:/Users/DamianFranczyszyn/Downloads/MCS031-HPSPE-Version-4.0.xlsm'#Input.$C$4]=&quot;Solar Assisted Heat Pump&quot;); (['file:///C:/Users/DamianFranczyszyn/Downloads/MCS031-HPSPE-Version-4.0.xlsm'#Input.$E$16] + ['file:///C:/Users/DamianFranczyszyn/Downloads/MCS031-HPSPE-Version-4.0.xlsm'#Input.$E$18])/3.4; (['file:///C:/Users/DamianFranczyszyn/Downloads/MCS031-HPSPE-Version-4.0.xlsm'#Input.$E$16] + ['file:///C:/Users/DamianFranczyszyn/Downloads/MCS031-HPSPE-Version-4.0.xlsm'#Input.$E$18])/4.1)" table:style-name="ce20">
            <text:p>0</text:p>
          </table:table-cell>
          <table:table-cell table:number-columns-repeated="16372"/>
        </table:table-row>
        <table:table-row table:style-name="ro3">
          <table:table-cell/>
          <table:table-cell office:value-type="string" table:style-name="ce5">
            <text:p>BB</text:p>
          </table:table-cell>
          <table:table-cell office:value-type="float" office:value="-4.5" table:style-name="ce6">
            <text:p>-4.5</text:p>
          </table:table-cell>
          <table:table-cell office:value-type="float" office:value="2228" table:style-name="ce6">
            <text:p>2228</text:p>
          </table:table-cell>
          <table:table-cell table:style-name="ce1"/>
          <table:table-cell office:value-type="string" table:style-name="ce10">
            <text:p>Existing boiler (post-2007)</text:p>
          </table:table-cell>
          <table:table-cell office:value-type="float" office:value="0.92" table:style-name="ce11">
            <text:p>0.92</text:p>
          </table:table-cell>
          <table:table-cell table:style-name="ce1"/>
          <table:table-cell office:value-type="string" table:style-name="ce18">
            <text:p>41-45</text:p>
          </table:table-cell>
          <table:table-cell office:value-type="string" table:style-name="ce19">
            <text:p>««««</text:p>
          </table:table-cell>
          <table:table-cell office:value-type="string" table:style-name="ce18">
            <text:p>41-45</text:p>
          </table:table-cell>
          <table:table-cell office:value-type="float" office:value="0" table:formula="of:=IF(OR(['file:///C:/Users/DamianFranczyszyn/Downloads/MCS031-HPSPE-Version-4.0.xlsm'#Input.$C$4]=&quot;Air Source Heat Pump&quot;; ['file:///C:/Users/DamianFranczyszyn/Downloads/MCS031-HPSPE-Version-4.0.xlsm'#Input.$C$4]=&quot;Solar Assisted Heat Pump&quot;); (['file:///C:/Users/DamianFranczyszyn/Downloads/MCS031-HPSPE-Version-4.0.xlsm'#Input.$E$16] + ['file:///C:/Users/DamianFranczyszyn/Downloads/MCS031-HPSPE-Version-4.0.xlsm'#Input.$E$18])/3; (['file:///C:/Users/DamianFranczyszyn/Downloads/MCS031-HPSPE-Version-4.0.xlsm'#Input.$E$16] + ['file:///C:/Users/DamianFranczyszyn/Downloads/MCS031-HPSPE-Version-4.0.xlsm'#Input.$E$18])/3.7)" table:style-name="ce20">
            <text:p>0</text:p>
          </table:table-cell>
          <table:table-cell table:number-columns-repeated="16372"/>
        </table:table-row>
        <table:table-row table:style-name="ro3">
          <table:table-cell/>
          <table:table-cell office:value-type="string" table:style-name="ce5">
            <text:p>BD</text:p>
          </table:table-cell>
          <table:table-cell office:value-type="float" office:value="-3.3" table:style-name="ce6">
            <text:p>-3.3</text:p>
          </table:table-cell>
          <table:table-cell office:value-type="float" office:value="2307" table:style-name="ce6">
            <text:p>2307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string" table:style-name="ce18">
            <text:p>46-50</text:p>
          </table:table-cell>
          <table:table-cell office:value-type="string" table:style-name="ce19">
            <text:p>«««</text:p>
          </table:table-cell>
          <table:table-cell office:value-type="string" table:style-name="ce18">
            <text:p>46-50</text:p>
          </table:table-cell>
          <table:table-cell office:value-type="float" office:value="0" table:formula="of:=IF(OR(['file:///C:/Users/DamianFranczyszyn/Downloads/MCS031-HPSPE-Version-4.0.xlsm'#Input.$C$4]=&quot;Air Source Heat Pump&quot;; ['file:///C:/Users/DamianFranczyszyn/Downloads/MCS031-HPSPE-Version-4.0.xlsm'#Input.$C$4]=&quot;Solar Assisted Heat Pump&quot;); (['file:///C:/Users/DamianFranczyszyn/Downloads/MCS031-HPSPE-Version-4.0.xlsm'#Input.$E$16] + ['file:///C:/Users/DamianFranczyszyn/Downloads/MCS031-HPSPE-Version-4.0.xlsm'#Input.$E$18])/2.7; (['file:///C:/Users/DamianFranczyszyn/Downloads/MCS031-HPSPE-Version-4.0.xlsm'#Input.$E$16] + ['file:///C:/Users/DamianFranczyszyn/Downloads/MCS031-HPSPE-Version-4.0.xlsm'#Input.$E$18])/3.4)" table:style-name="ce20">
            <text:p>0</text:p>
          </table:table-cell>
          <table:table-cell table:number-columns-repeated="16372"/>
        </table:table-row>
        <table:table-row table:style-name="ro3">
          <table:table-cell/>
          <table:table-cell office:value-type="string" table:style-name="ce5">
            <text:p>BH</text:p>
          </table:table-cell>
          <table:table-cell office:value-type="float" office:value="-4.8" table:style-name="ce6">
            <text:p>-4.8</text:p>
          </table:table-cell>
          <table:table-cell office:value-type="float" office:value="2224" table:style-name="ce6">
            <text:p>2224</text:p>
          </table:table-cell>
          <table:table-cell table:style-name="ce1"/>
          <table:table-cell office:value-type="string" table:style-name="ce3">
            <text:p>Selected boiler efficiency</text:p>
          </table:table-cell>
          <table:table-cell office:value-type="percentage" office:value="0.93" table:formula="of:=VLOOKUP(['file:///C:/Users/DamianFranczyszyn/Downloads/MCS031-HPSPE-Version-4.0.xlsm'#Input.C6]; ['Climate_&amp;_Other_Lookups'.F4:.G7]; 2; FALSE)" table:style-name="ce21">
            <text:p>93%</text:p>
          </table:table-cell>
          <table:table-cell table:style-name="ce1"/>
          <table:table-cell office:value-type="string" table:style-name="ce18">
            <text:p>51-55</text:p>
          </table:table-cell>
          <table:table-cell office:value-type="string" table:style-name="ce19">
            <text:p>««</text:p>
          </table:table-cell>
          <table:table-cell office:value-type="string" table:style-name="ce18">
            <text:p>51-55</text:p>
          </table:table-cell>
          <table:table-cell office:value-type="float" office:value="0" table:formula="of:=IF(OR(['file:///C:/Users/DamianFranczyszyn/Downloads/MCS031-HPSPE-Version-4.0.xlsm'#Input.$C$4]=&quot;Air Source Heat Pump&quot;; ['file:///C:/Users/DamianFranczyszyn/Downloads/MCS031-HPSPE-Version-4.0.xlsm'#Input.$C$4]=&quot;Solar Assisted Heat Pump&quot;); (['file:///C:/Users/DamianFranczyszyn/Downloads/MCS031-HPSPE-Version-4.0.xlsm'#Input.$E$16] + ['file:///C:/Users/DamianFranczyszyn/Downloads/MCS031-HPSPE-Version-4.0.xlsm'#Input.$E$18])/2.4; (['file:///C:/Users/DamianFranczyszyn/Downloads/MCS031-HPSPE-Version-4.0.xlsm'#Input.$E$16] + ['file:///C:/Users/DamianFranczyszyn/Downloads/MCS031-HPSPE-Version-4.0.xlsm'#Input.$E$18])/3.1)" table:style-name="ce20">
            <text:p>0</text:p>
          </table:table-cell>
          <table:table-cell table:number-columns-repeated="16372"/>
        </table:table-row>
        <table:table-row table:style-name="ro3">
          <table:table-cell/>
          <table:table-cell office:value-type="string" table:style-name="ce5">
            <text:p>BL</text:p>
          </table:table-cell>
          <table:table-cell office:value-type="float" office:value="-4.5" table:style-name="ce6">
            <text:p>-4.5</text:p>
          </table:table-cell>
          <table:table-cell office:value-type="float" office:value="2228" table:style-name="ce6">
            <text:p>2228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string" table:style-name="ce18">
            <text:p>56-60</text:p>
          </table:table-cell>
          <table:table-cell office:value-type="string" table:style-name="ce19">
            <text:p>«</text:p>
          </table:table-cell>
          <table:table-cell office:value-type="string" table:style-name="ce18">
            <text:p>56-60</text:p>
          </table:table-cell>
          <table:table-cell office:value-type="float" office:value="0" table:formula="of:=IF(OR(['file:///C:/Users/DamianFranczyszyn/Downloads/MCS031-HPSPE-Version-4.0.xlsm'#Input.$C$4]=&quot;Air Source Heat Pump&quot;; ['file:///C:/Users/DamianFranczyszyn/Downloads/MCS031-HPSPE-Version-4.0.xlsm'#Input.$C$4]=&quot;Solar Assisted Heat Pump&quot;); (['file:///C:/Users/DamianFranczyszyn/Downloads/MCS031-HPSPE-Version-4.0.xlsm'#Input.$E$16] + ['file:///C:/Users/DamianFranczyszyn/Downloads/MCS031-HPSPE-Version-4.0.xlsm'#Input.$E$18])/2.1; (['file:///C:/Users/DamianFranczyszyn/Downloads/MCS031-HPSPE-Version-4.0.xlsm'#Input.$E$16] + ['file:///C:/Users/DamianFranczyszyn/Downloads/MCS031-HPSPE-Version-4.0.xlsm'#Input.$E$18])/2.8)" table:style-name="ce20">
            <text:p>0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5">
            <text:p>BN</text:p>
          </table:table-cell>
          <table:table-cell office:value-type="float" office:value="-4.8" table:style-name="ce6">
            <text:p>-4.8</text:p>
          </table:table-cell>
          <table:table-cell office:value-type="float" office:value="2224" table:style-name="ce6">
            <text:p>2224</text:p>
          </table:table-cell>
          <table:table-cell table:style-name="ce1"/>
          <table:table-cell table:number-columns-repeated="2" table:style-name="ce22"/>
          <table:table-cell table:style-name="ce1"/>
          <table:table-cell office:value-type="string" table:style-name="ce23">
            <text:p>61-65</text:p>
          </table:table-cell>
          <table:table-cell office:value-type="string" table:style-name="ce24">
            <text:p>No stars</text:p>
          </table:table-cell>
          <table:table-cell office:value-type="string" table:style-name="ce23">
            <text:p>61-65</text:p>
          </table:table-cell>
          <table:table-cell office:value-type="float" office:value="0" table:formula="of:=IF(OR(['file:///C:/Users/DamianFranczyszyn/Downloads/MCS031-HPSPE-Version-4.0.xlsm'#Input.$C$4]=&quot;Air Source Heat Pump&quot;; ['file:///C:/Users/DamianFranczyszyn/Downloads/MCS031-HPSPE-Version-4.0.xlsm'#Input.$C$4]=&quot;Solar Assisted Heat Pump&quot;); (['file:///C:/Users/DamianFranczyszyn/Downloads/MCS031-HPSPE-Version-4.0.xlsm'#Input.$E$16] + ['file:///C:/Users/DamianFranczyszyn/Downloads/MCS031-HPSPE-Version-4.0.xlsm'#Input.$E$18])/2.1; (['file:///C:/Users/DamianFranczyszyn/Downloads/MCS031-HPSPE-Version-4.0.xlsm'#Input.$E$16] + ['file:///C:/Users/DamianFranczyszyn/Downloads/MCS031-HPSPE-Version-4.0.xlsm'#Input.$E$18])/2.8)" table:style-name="ce25">
            <text:p>0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5">
            <text:p>BR</text:p>
          </table:table-cell>
          <table:table-cell office:value-type="float" office:value="-3" table:style-name="ce6">
            <text:p>-3</text:p>
          </table:table-cell>
          <table:table-cell office:value-type="float" office:value="2255" table:style-name="ce6">
            <text:p>2255</text:p>
          </table:table-cell>
          <table:table-cell table:style-name="ce1"/>
          <table:table-cell table:number-columns-repeated="2" table:style-name="ce22"/>
          <table:table-cell table:number-columns-repeated="16377" table:style-name="ce1"/>
        </table:table-row>
        <table:table-row table:style-name="ro2">
          <table:table-cell/>
          <table:table-cell office:value-type="string" table:style-name="ce5">
            <text:p>BS</text:p>
          </table:table-cell>
          <table:table-cell office:value-type="float" office:value="-3.1" table:style-name="ce6">
            <text:p>-3.1</text:p>
          </table:table-cell>
          <table:table-cell office:value-type="float" office:value="1835" table:style-name="ce6">
            <text:p>1835</text:p>
          </table:table-cell>
          <table:table-cell table:style-name="ce1"/>
          <table:table-cell table:number-columns-repeated="2" table:style-name="ce22"/>
          <table:table-cell table:style-name="ce1"/>
          <table:table-cell office:value-type="string" table:style-name="ce26">
            <text:p>Flow temperature of proposed system (<text:span text:style-name="T2">º</text:span>C)</text:p>
          </table:table-cell>
          <table:table-cell table:style-name="ce26"/>
          <table:table-cell office:value-type="string" office:string-value="41-45" table:formula="of:=['file:///C:/Users/DamianFranczyszyn/Downloads/MCS031-HPSPE-Version-4.0.xlsm'#Input.E10]" table:number-columns-spanned="2" table:number-rows-spanned="1" table:style-name="ce27">
            <text:p>41-45</text:p>
          </table:table-cell>
          <table:covered-table-cell/>
          <table:table-cell table:number-columns-repeated="16372"/>
        </table:table-row>
        <table:table-row table:style-name="ro3">
          <table:table-cell/>
          <table:table-cell office:value-type="string" table:style-name="ce5">
            <text:p>BT</text:p>
          </table:table-cell>
          <table:table-cell office:value-type="float" office:value="-3.2" table:style-name="ce6">
            <text:p>-3.2</text:p>
          </table:table-cell>
          <table:table-cell office:value-type="float" office:value="2360" table:style-name="ce6">
            <text:p>2360</text:p>
          </table:table-cell>
          <table:table-cell table:style-name="ce1"/>
          <table:table-cell table:number-columns-repeated="2" table:style-name="ce22"/>
          <table:table-cell table:style-name="ce1"/>
          <table:table-cell office:value-type="string" table:number-columns-spanned="2" table:number-rows-spanned="1" table:style-name="ce28">
            <text:p>Resultant star rating</text:p>
          </table:table-cell>
          <table:covered-table-cell/>
          <table:table-cell office:value-type="string" office:string-value="««««" table:formula="of:=IF([.K13]=&quot;61-65&quot;;&quot;&quot;;VLOOKUP([.K13];[.I5:.J11]; 2; FALSE))" table:number-columns-spanned="2" table:number-rows-spanned="1" table:style-name="ce29">
            <text:p>««««</text:p>
          </table:table-cell>
          <table:covered-table-cell/>
          <table:table-cell table:number-columns-repeated="16372"/>
        </table:table-row>
        <table:table-row table:style-name="ro4">
          <table:table-cell/>
          <table:table-cell office:value-type="string" table:style-name="ce5">
            <text:p>CA</text:p>
          </table:table-cell>
          <table:table-cell office:value-type="float" office:value="-3.7" table:style-name="ce6">
            <text:p>-3.7</text:p>
          </table:table-cell>
          <table:table-cell office:value-type="float" office:value="2388" table:style-name="ce6">
            <text:p>2388</text:p>
          </table:table-cell>
          <table:table-cell table:style-name="ce1"/>
          <table:table-cell table:number-columns-repeated="2" table:style-name="ce2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CB</text:p>
          </table:table-cell>
          <table:table-cell office:value-type="float" office:value="-3" table:style-name="ce6">
            <text:p>-3</text:p>
          </table:table-cell>
          <table:table-cell office:value-type="float" office:value="2033" table:style-name="ce6">
            <text:p>2033</text:p>
          </table:table-cell>
          <table:table-cell table:style-name="ce1"/>
          <table:table-cell table:number-columns-repeated="2" table:style-name="ce2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CF</text:p>
          </table:table-cell>
          <table:table-cell office:value-type="float" office:value="-3.1" table:style-name="ce6">
            <text:p>-3.1</text:p>
          </table:table-cell>
          <table:table-cell office:value-type="float" office:value="1835" table:style-name="ce6">
            <text:p>1835</text:p>
          </table:table-cell>
          <table:table-cell table:style-name="ce1"/>
          <table:table-cell table:number-columns-repeated="2" table:style-name="ce2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CH</text:p>
          </table:table-cell>
          <table:table-cell office:value-type="float" office:value="-4.5" table:style-name="ce6">
            <text:p>-4.5</text:p>
          </table:table-cell>
          <table:table-cell office:value-type="float" office:value="2228" table:style-name="ce6">
            <text:p>2228</text:p>
          </table:table-cell>
          <table:table-cell table:style-name="ce1"/>
          <table:table-cell table:number-columns-repeated="2" table:style-name="ce2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CM</text:p>
          </table:table-cell>
          <table:table-cell office:value-type="float" office:value="-3" table:style-name="ce6">
            <text:p>-3</text:p>
          </table:table-cell>
          <table:table-cell office:value-type="float" office:value="2033" table:style-name="ce6">
            <text:p>2033</text:p>
          </table:table-cell>
          <table:table-cell table:style-name="ce1"/>
          <table:table-cell table:number-columns-repeated="2" table:style-name="ce2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CO</text:p>
          </table:table-cell>
          <table:table-cell office:value-type="float" office:value="-4.5999999999999996" table:style-name="ce6">
            <text:p>-4.6</text:p>
          </table:table-cell>
          <table:table-cell office:value-type="float" office:value="2254" table:style-name="ce6">
            <text:p>2254</text:p>
          </table:table-cell>
          <table:table-cell table:style-name="ce1"/>
          <table:table-cell table:number-columns-repeated="2" table:style-name="ce2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CR</text:p>
          </table:table-cell>
          <table:table-cell office:value-type="float" office:value="-3" table:style-name="ce6">
            <text:p>-3</text:p>
          </table:table-cell>
          <table:table-cell office:value-type="float" office:value="2224" table:style-name="ce6">
            <text:p>2224</text:p>
          </table:table-cell>
          <table:table-cell table:style-name="ce1"/>
          <table:table-cell table:number-columns-repeated="2" table:style-name="ce2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CT</text:p>
          </table:table-cell>
          <table:table-cell office:value-type="float" office:value="-3" table:style-name="ce6">
            <text:p>-3</text:p>
          </table:table-cell>
          <table:table-cell office:value-type="float" office:value="2255" table:style-name="ce6">
            <text:p>2255</text:p>
          </table:table-cell>
          <table:table-cell table:style-name="ce1"/>
          <table:table-cell table:number-columns-repeated="2" table:style-name="ce2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CV</text:p>
          </table:table-cell>
          <table:table-cell office:value-type="float" office:value="-5.0999999999999996" table:style-name="ce6">
            <text:p>-5.1</text:p>
          </table:table-cell>
          <table:table-cell office:value-type="float" office:value="2425" table:style-name="ce6">
            <text:p>2425</text:p>
          </table:table-cell>
          <table:table-cell table:style-name="ce1"/>
          <table:table-cell table:number-columns-repeated="2" table:style-name="ce2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CW</text:p>
          </table:table-cell>
          <table:table-cell office:value-type="float" office:value="-4.5" table:style-name="ce6">
            <text:p>-4.5</text:p>
          </table:table-cell>
          <table:table-cell office:value-type="float" office:value="2228" table:style-name="ce6">
            <text:p>2228</text:p>
          </table:table-cell>
          <table:table-cell table:style-name="ce1"/>
          <table:table-cell table:number-columns-repeated="2" table:style-name="ce2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DA</text:p>
          </table:table-cell>
          <table:table-cell office:value-type="float" office:value="-3" table:style-name="ce6">
            <text:p>-3</text:p>
          </table:table-cell>
          <table:table-cell office:value-type="float" office:value="2255" table:style-name="ce6">
            <text:p>2255</text:p>
          </table:table-cell>
          <table:table-cell table:number-columns-repeated="10" table:style-name="ce22"/>
          <table:table-cell table:number-columns-repeated="16370"/>
        </table:table-row>
        <table:table-row table:style-name="ro4">
          <table:table-cell/>
          <table:table-cell office:value-type="string" table:style-name="ce5">
            <text:p>DD</text:p>
          </table:table-cell>
          <table:table-cell office:value-type="float" office:value="-5.4" table:style-name="ce6">
            <text:p>-5.4</text:p>
          </table:table-cell>
          <table:table-cell office:value-type="float" office:value="2577" table:style-name="ce6">
            <text:p>2577</text:p>
          </table:table-cell>
          <table:table-cell table:style-name="ce1"/>
          <table:table-cell table:number-columns-repeated="2" table:style-name="ce2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DE</text:p>
          </table:table-cell>
          <table:table-cell office:value-type="float" office:value="-3.9" table:style-name="ce6">
            <text:p>-3.9</text:p>
          </table:table-cell>
          <table:table-cell office:value-type="float" office:value="2228" table:style-name="ce6">
            <text:p>2228</text:p>
          </table:table-cell>
          <table:table-cell table:style-name="ce1"/>
          <table:table-cell table:number-columns-repeated="2" table:style-name="ce2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DG</text:p>
          </table:table-cell>
          <table:table-cell office:value-type="float" office:value="-5.6" table:style-name="ce6">
            <text:p>-5.6</text:p>
          </table:table-cell>
          <table:table-cell office:value-type="float" office:value="2483" table:style-name="ce6">
            <text:p>2483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DH</text:p>
          </table:table-cell>
          <table:table-cell office:value-type="float" office:value="-3.7" table:style-name="ce6">
            <text:p>-3.7</text:p>
          </table:table-cell>
          <table:table-cell office:value-type="float" office:value="2370" table:style-name="ce6">
            <text:p>2370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DL</text:p>
          </table:table-cell>
          <table:table-cell office:value-type="float" office:value="-3.7" table:style-name="ce6">
            <text:p>-3.7</text:p>
          </table:table-cell>
          <table:table-cell office:value-type="float" office:value="2388" table:style-name="ce6">
            <text:p>2388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DN</text:p>
          </table:table-cell>
          <table:table-cell office:value-type="float" office:value="-3.3" table:style-name="ce6">
            <text:p>-3.3</text:p>
          </table:table-cell>
          <table:table-cell office:value-type="float" office:value="2307" table:style-name="ce6">
            <text:p>2307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DT</text:p>
          </table:table-cell>
          <table:table-cell office:value-type="float" office:value="-4.8" table:style-name="ce6">
            <text:p>-4.8</text:p>
          </table:table-cell>
          <table:table-cell office:value-type="float" office:value="2224" table:style-name="ce6">
            <text:p>2224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DY</text:p>
          </table:table-cell>
          <table:table-cell office:value-type="float" office:value="-5.0999999999999996" table:style-name="ce6">
            <text:p>-5.1</text:p>
          </table:table-cell>
          <table:table-cell office:value-type="float" office:value="2425" table:style-name="ce6">
            <text:p>2425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E</text:p>
          </table:table-cell>
          <table:table-cell office:value-type="float" office:value="-3" table:style-name="ce6">
            <text:p>-3</text:p>
          </table:table-cell>
          <table:table-cell office:value-type="float" office:value="2033" table:style-name="ce6">
            <text:p>2033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EC</text:p>
          </table:table-cell>
          <table:table-cell office:value-type="float" office:value="-3" table:style-name="ce6">
            <text:p>-3</text:p>
          </table:table-cell>
          <table:table-cell office:value-type="float" office:value="2033" table:style-name="ce6">
            <text:p>2033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EH</text:p>
          </table:table-cell>
          <table:table-cell office:value-type="float" office:value="-5.4" table:style-name="ce6">
            <text:p>-5.4</text:p>
          </table:table-cell>
          <table:table-cell office:value-type="float" office:value="2577" table:style-name="ce6">
            <text:p>2577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EN</text:p>
          </table:table-cell>
          <table:table-cell office:value-type="float" office:value="-3" table:style-name="ce6">
            <text:p>-3</text:p>
          </table:table-cell>
          <table:table-cell office:value-type="float" office:value="2255" table:style-name="ce6">
            <text:p>2255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EX</text:p>
          </table:table-cell>
          <table:table-cell office:value-type="float" office:value="-1.5" table:style-name="ce6">
            <text:p>-1.5</text:p>
          </table:table-cell>
          <table:table-cell office:value-type="float" office:value="1858" table:style-name="ce6">
            <text:p>1858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FK</text:p>
          </table:table-cell>
          <table:table-cell office:value-type="float" office:value="-5.6" table:style-name="ce6">
            <text:p>-5.6</text:p>
          </table:table-cell>
          <table:table-cell office:value-type="float" office:value="2577" table:style-name="ce6">
            <text:p>2577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FY</text:p>
          </table:table-cell>
          <table:table-cell office:value-type="float" office:value="-4.5" table:style-name="ce6">
            <text:p>-4.5</text:p>
          </table:table-cell>
          <table:table-cell office:value-type="float" office:value="2388" table:style-name="ce6">
            <text:p>2388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G</text:p>
          </table:table-cell>
          <table:table-cell office:value-type="float" office:value="-5.6" table:style-name="ce6">
            <text:p>-5.6</text:p>
          </table:table-cell>
          <table:table-cell office:value-type="float" office:value="2494" table:style-name="ce6">
            <text:p>2494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GL</text:p>
          </table:table-cell>
          <table:table-cell office:value-type="float" office:value="-4.5999999999999996" table:style-name="ce6">
            <text:p>-4.6</text:p>
          </table:table-cell>
          <table:table-cell office:value-type="float" office:value="2425" table:style-name="ce6">
            <text:p>2425</text:p>
          </table:table-cell>
          <table:table-cell table:number-columns-repeated="2" table:style-name="ce30"/>
          <table:table-cell table:style-name="ce2"/>
          <table:table-cell table:number-columns-repeated="7" table:style-name="ce30"/>
          <table:table-cell table:number-columns-repeated="16370"/>
        </table:table-row>
        <table:table-row table:style-name="ro4">
          <table:table-cell/>
          <table:table-cell office:value-type="string" table:style-name="ce5">
            <text:p>GU</text:p>
          </table:table-cell>
          <table:table-cell office:value-type="float" office:value="-3" table:style-name="ce6">
            <text:p>-3</text:p>
          </table:table-cell>
          <table:table-cell office:value-type="float" office:value="2033" table:style-name="ce6">
            <text:p>2033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5">
            <text:p>GY</text:p>
          </table:table-cell>
          <table:table-cell office:value-type="float" office:value="-4.8" table:style-name="ce6">
            <text:p>-4.8</text:p>
          </table:table-cell>
          <table:table-cell office:value-type="float" office:value="1800" table:style-name="ce6">
            <text:p>1800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31">
            <text:p>HA</text:p>
          </table:table-cell>
          <table:table-cell office:value-type="float" office:value="-3" table:style-name="ce32">
            <text:p>-3</text:p>
          </table:table-cell>
          <table:table-cell office:value-type="float" office:value="2033" table:style-name="ce32">
            <text:p>2033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31">
            <text:p>HD</text:p>
          </table:table-cell>
          <table:table-cell office:value-type="float" office:value="-4.5" table:style-name="ce32">
            <text:p>-4.5</text:p>
          </table:table-cell>
          <table:table-cell office:value-type="float" office:value="2307" table:style-name="ce32">
            <text:p>2307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31">
            <text:p>HG</text:p>
          </table:table-cell>
          <table:table-cell office:value-type="float" office:value="-3.3" table:style-name="ce32">
            <text:p>-3.3</text:p>
          </table:table-cell>
          <table:table-cell office:value-type="float" office:value="2307" table:style-name="ce32">
            <text:p>2307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31">
            <text:p>HP</text:p>
          </table:table-cell>
          <table:table-cell office:value-type="float" office:value="-3" table:style-name="ce32">
            <text:p>-3</text:p>
          </table:table-cell>
          <table:table-cell office:value-type="float" office:value="2033" table:style-name="ce32">
            <text:p>2033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4">
          <table:table-cell/>
          <table:table-cell office:value-type="string" table:style-name="ce31">
            <text:p>HR</text:p>
          </table:table-cell>
          <table:table-cell office:value-type="float" office:value="-5.0999999999999996" table:style-name="ce32">
            <text:p>-5.1</text:p>
          </table:table-cell>
          <table:table-cell office:value-type="float" office:value="2425" table:style-name="ce32">
            <text:p>242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HS</text:p>
          </table:table-cell>
          <table:table-cell office:value-type="float" office:value="-5.6" table:style-name="ce32">
            <text:p>-5.6</text:p>
          </table:table-cell>
          <table:table-cell office:value-type="float" office:value="1800" table:style-name="ce32">
            <text:p>1800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HU</text:p>
          </table:table-cell>
          <table:table-cell office:value-type="float" office:value="-3.3" table:style-name="ce32">
            <text:p>-3.3</text:p>
          </table:table-cell>
          <table:table-cell office:value-type="float" office:value="2307" table:style-name="ce32">
            <text:p>230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HX</text:p>
          </table:table-cell>
          <table:table-cell office:value-type="float" office:value="-4.5" table:style-name="ce32">
            <text:p>-4.5</text:p>
          </table:table-cell>
          <table:table-cell office:value-type="float" office:value="2228" table:style-name="ce32">
            <text:p>2228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IG</text:p>
          </table:table-cell>
          <table:table-cell office:value-type="float" office:value="-3" table:style-name="ce32">
            <text:p>-3</text:p>
          </table:table-cell>
          <table:table-cell office:value-type="float" office:value="2033" table:style-name="ce32">
            <text:p>20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IM</text:p>
          </table:table-cell>
          <table:table-cell office:value-type="float" office:value="-4.5" table:style-name="ce32">
            <text:p>-4.5</text:p>
          </table:table-cell>
          <table:table-cell office:value-type="float" office:value="2228" table:style-name="ce32">
            <text:p>2228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IP</text:p>
          </table:table-cell>
          <table:table-cell office:value-type="float" office:value="-4.5999999999999996" table:style-name="ce32">
            <text:p>-4.6</text:p>
          </table:table-cell>
          <table:table-cell office:value-type="float" office:value="2254" table:style-name="ce32">
            <text:p>2254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IV</text:p>
          </table:table-cell>
          <table:table-cell office:value-type="float" office:value="-5.6" table:style-name="ce32">
            <text:p>-5.6</text:p>
          </table:table-cell>
          <table:table-cell office:value-type="float" office:value="2668" table:style-name="ce32">
            <text:p>2668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JE</text:p>
          </table:table-cell>
          <table:table-cell office:value-type="float" office:value="-4.8" table:style-name="ce32">
            <text:p>-4.8</text:p>
          </table:table-cell>
          <table:table-cell office:value-type="float" office:value="1800" table:style-name="ce32">
            <text:p>1800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KA</text:p>
          </table:table-cell>
          <table:table-cell office:value-type="float" office:value="-5.6" table:style-name="ce32">
            <text:p>-5.6</text:p>
          </table:table-cell>
          <table:table-cell office:value-type="float" office:value="2494" table:style-name="ce32">
            <text:p>2494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KT</text:p>
          </table:table-cell>
          <table:table-cell office:value-type="float" office:value="-3" table:style-name="ce32">
            <text:p>-3</text:p>
          </table:table-cell>
          <table:table-cell office:value-type="float" office:value="2033" table:style-name="ce32">
            <text:p>20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KW</text:p>
          </table:table-cell>
          <table:table-cell office:value-type="float" office:value="-5.4" table:style-name="ce32">
            <text:p>-5.4</text:p>
          </table:table-cell>
          <table:table-cell office:value-type="float" office:value="2668" table:style-name="ce32">
            <text:p>2668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KY</text:p>
          </table:table-cell>
          <table:table-cell office:value-type="float" office:value="-5.4" table:style-name="ce32">
            <text:p>-5.4</text:p>
          </table:table-cell>
          <table:table-cell office:value-type="float" office:value="2577" table:style-name="ce32">
            <text:p>257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L</text:p>
          </table:table-cell>
          <table:table-cell office:value-type="float" office:value="-4.5" table:style-name="ce32">
            <text:p>-4.5</text:p>
          </table:table-cell>
          <table:table-cell office:value-type="float" office:value="2228" table:style-name="ce32">
            <text:p>2228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LA</text:p>
          </table:table-cell>
          <table:table-cell office:value-type="float" office:value="-4.5" table:style-name="ce32">
            <text:p>-4.5</text:p>
          </table:table-cell>
          <table:table-cell office:value-type="float" office:value="2388" table:style-name="ce32">
            <text:p>2388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LD</text:p>
          </table:table-cell>
          <table:table-cell office:value-type="float" office:value="-3.1" table:style-name="ce32">
            <text:p>-3.1</text:p>
          </table:table-cell>
          <table:table-cell office:value-type="float" office:value="2161" table:style-name="ce32">
            <text:p>2161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LE</text:p>
          </table:table-cell>
          <table:table-cell office:value-type="float" office:value="-3.9" table:style-name="ce32">
            <text:p>-3.9</text:p>
          </table:table-cell>
          <table:table-cell office:value-type="float" office:value="2425" table:style-name="ce32">
            <text:p>242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LL</text:p>
          </table:table-cell>
          <table:table-cell office:value-type="float" office:value="-4.5" table:style-name="ce32">
            <text:p>-4.5</text:p>
          </table:table-cell>
          <table:table-cell office:value-type="float" office:value="2228" table:style-name="ce32">
            <text:p>2228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LN</text:p>
          </table:table-cell>
          <table:table-cell office:value-type="float" office:value="-3.9" table:style-name="ce32">
            <text:p>-3.9</text:p>
          </table:table-cell>
          <table:table-cell office:value-type="float" office:value="2307" table:style-name="ce32">
            <text:p>230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LS</text:p>
          </table:table-cell>
          <table:table-cell office:value-type="float" office:value="-3.3" table:style-name="ce32">
            <text:p>-3.3</text:p>
          </table:table-cell>
          <table:table-cell office:value-type="float" office:value="2307" table:style-name="ce32">
            <text:p>230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LU</text:p>
          </table:table-cell>
          <table:table-cell office:value-type="float" office:value="-3" table:style-name="ce32">
            <text:p>-3</text:p>
          </table:table-cell>
          <table:table-cell office:value-type="float" office:value="2033" table:style-name="ce32">
            <text:p>20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M</text:p>
          </table:table-cell>
          <table:table-cell office:value-type="float" office:value="-4.5" table:style-name="ce32">
            <text:p>-4.5</text:p>
          </table:table-cell>
          <table:table-cell office:value-type="float" office:value="2228" table:style-name="ce32">
            <text:p>2228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ME</text:p>
          </table:table-cell>
          <table:table-cell office:value-type="float" office:value="-3" table:style-name="ce32">
            <text:p>-3</text:p>
          </table:table-cell>
          <table:table-cell office:value-type="float" office:value="2033" table:style-name="ce32">
            <text:p>20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MK</text:p>
          </table:table-cell>
          <table:table-cell office:value-type="float" office:value="-4.5999999999999996" table:style-name="ce32">
            <text:p>-4.6</text:p>
          </table:table-cell>
          <table:table-cell office:value-type="float" office:value="2425" table:style-name="ce32">
            <text:p>242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ML</text:p>
          </table:table-cell>
          <table:table-cell office:value-type="float" office:value="-5.4" table:style-name="ce32">
            <text:p>-5.4</text:p>
          </table:table-cell>
          <table:table-cell office:value-type="float" office:value="2494" table:style-name="ce32">
            <text:p>2494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N</text:p>
          </table:table-cell>
          <table:table-cell office:value-type="float" office:value="-3" table:style-name="ce32">
            <text:p>-3</text:p>
          </table:table-cell>
          <table:table-cell office:value-type="float" office:value="2033" table:style-name="ce32">
            <text:p>20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NE</text:p>
          </table:table-cell>
          <table:table-cell office:value-type="float" office:value="-3.7" table:style-name="ce32">
            <text:p>-3.7</text:p>
          </table:table-cell>
          <table:table-cell office:value-type="float" office:value="2370" table:style-name="ce32">
            <text:p>2370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NG</text:p>
          </table:table-cell>
          <table:table-cell office:value-type="float" office:value="-3.9" table:style-name="ce32">
            <text:p>-3.9</text:p>
          </table:table-cell>
          <table:table-cell office:value-type="float" office:value="2254" table:style-name="ce32">
            <text:p>2254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NN</text:p>
          </table:table-cell>
          <table:table-cell office:value-type="float" office:value="-3.9" table:style-name="ce32">
            <text:p>-3.9</text:p>
          </table:table-cell>
          <table:table-cell office:value-type="float" office:value="2425" table:style-name="ce32">
            <text:p>242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NP</text:p>
          </table:table-cell>
          <table:table-cell office:value-type="float" office:value="-3.1" table:style-name="ce32">
            <text:p>-3.1</text:p>
          </table:table-cell>
          <table:table-cell office:value-type="float" office:value="2425" table:style-name="ce32">
            <text:p>242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NR</text:p>
          </table:table-cell>
          <table:table-cell office:value-type="float" office:value="-4.5999999999999996" table:style-name="ce32">
            <text:p>-4.6</text:p>
          </table:table-cell>
          <table:table-cell office:value-type="float" office:value="2254" table:style-name="ce32">
            <text:p>2254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NW</text:p>
          </table:table-cell>
          <table:table-cell office:value-type="float" office:value="-3" table:style-name="ce32">
            <text:p>-3</text:p>
          </table:table-cell>
          <table:table-cell office:value-type="float" office:value="2033" table:style-name="ce32">
            <text:p>20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OL</text:p>
          </table:table-cell>
          <table:table-cell office:value-type="float" office:value="-4.5" table:style-name="ce32">
            <text:p>-4.5</text:p>
          </table:table-cell>
          <table:table-cell office:value-type="float" office:value="2228" table:style-name="ce32">
            <text:p>2228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OX</text:p>
          </table:table-cell>
          <table:table-cell office:value-type="float" office:value="-4.5999999999999996" table:style-name="ce32">
            <text:p>-4.6</text:p>
          </table:table-cell>
          <table:table-cell office:value-type="float" office:value="2425" table:style-name="ce32">
            <text:p>242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PA</text:p>
          </table:table-cell>
          <table:table-cell office:value-type="float" office:value="-5.6" table:style-name="ce32">
            <text:p>-5.6</text:p>
          </table:table-cell>
          <table:table-cell office:value-type="float" office:value="2494" table:style-name="ce32">
            <text:p>2494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PE</text:p>
          </table:table-cell>
          <table:table-cell office:value-type="float" office:value="-4.5999999999999996" table:style-name="ce32">
            <text:p>-4.6</text:p>
          </table:table-cell>
          <table:table-cell office:value-type="float" office:value="2254" table:style-name="ce32">
            <text:p>2254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PH</text:p>
          </table:table-cell>
          <table:table-cell office:value-type="float" office:value="-5.6" table:style-name="ce32">
            <text:p>-5.6</text:p>
          </table:table-cell>
          <table:table-cell office:value-type="float" office:value="2668" table:style-name="ce32">
            <text:p>2668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PL</text:p>
          </table:table-cell>
          <table:table-cell office:value-type="float" office:value="-1.5" table:style-name="ce32">
            <text:p>-1.5</text:p>
          </table:table-cell>
          <table:table-cell office:value-type="float" office:value="1858" table:style-name="ce32">
            <text:p>1858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PO</text:p>
          </table:table-cell>
          <table:table-cell office:value-type="float" office:value="-4.8" table:style-name="ce32">
            <text:p>-4.8</text:p>
          </table:table-cell>
          <table:table-cell office:value-type="float" office:value="2224" table:style-name="ce32">
            <text:p>2224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PR</text:p>
          </table:table-cell>
          <table:table-cell office:value-type="float" office:value="-4.5" table:style-name="ce32">
            <text:p>-4.5</text:p>
          </table:table-cell>
          <table:table-cell office:value-type="float" office:value="2388" table:style-name="ce32">
            <text:p>2388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RG</text:p>
          </table:table-cell>
          <table:table-cell office:value-type="float" office:value="-4.5999999999999996" table:style-name="ce32">
            <text:p>-4.6</text:p>
          </table:table-cell>
          <table:table-cell office:value-type="float" office:value="2033" table:style-name="ce32">
            <text:p>20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RH</text:p>
          </table:table-cell>
          <table:table-cell office:value-type="float" office:value="-3" table:style-name="ce32">
            <text:p>-3</text:p>
          </table:table-cell>
          <table:table-cell office:value-type="float" office:value="2033" table:style-name="ce32">
            <text:p>20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RM</text:p>
          </table:table-cell>
          <table:table-cell office:value-type="float" office:value="-3" table:style-name="ce32">
            <text:p>-3</text:p>
          </table:table-cell>
          <table:table-cell office:value-type="float" office:value="2033" table:style-name="ce32">
            <text:p>20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S</text:p>
          </table:table-cell>
          <table:table-cell office:value-type="float" office:value="-3.3" table:style-name="ce32">
            <text:p>-3.3</text:p>
          </table:table-cell>
          <table:table-cell office:value-type="float" office:value="2228" table:style-name="ce32">
            <text:p>2228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SA</text:p>
          </table:table-cell>
          <table:table-cell office:value-type="float" office:value="-3.1" table:style-name="ce32">
            <text:p>-3.1</text:p>
          </table:table-cell>
          <table:table-cell office:value-type="float" office:value="2161" table:style-name="ce32">
            <text:p>2161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SE</text:p>
          </table:table-cell>
          <table:table-cell office:value-type="float" office:value="-3" table:style-name="ce32">
            <text:p>-3</text:p>
          </table:table-cell>
          <table:table-cell office:value-type="float" office:value="2033" table:style-name="ce32">
            <text:p>20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SG</text:p>
          </table:table-cell>
          <table:table-cell office:value-type="float" office:value="-3" table:style-name="ce32">
            <text:p>-3</text:p>
          </table:table-cell>
          <table:table-cell office:value-type="float" office:value="2033" table:style-name="ce32">
            <text:p>20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SK</text:p>
          </table:table-cell>
          <table:table-cell office:value-type="float" office:value="-4.5" table:style-name="ce32">
            <text:p>-4.5</text:p>
          </table:table-cell>
          <table:table-cell office:value-type="float" office:value="2228" table:style-name="ce32">
            <text:p>2228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SL</text:p>
          </table:table-cell>
          <table:table-cell office:value-type="float" office:value="-3" table:style-name="ce32">
            <text:p>-3</text:p>
          </table:table-cell>
          <table:table-cell office:value-type="float" office:value="2033" table:style-name="ce32">
            <text:p>20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SM</text:p>
          </table:table-cell>
          <table:table-cell office:value-type="float" office:value="-3" table:style-name="ce32">
            <text:p>-3</text:p>
          </table:table-cell>
          <table:table-cell office:value-type="float" office:value="2033" table:style-name="ce32">
            <text:p>20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SN</text:p>
          </table:table-cell>
          <table:table-cell office:value-type="float" office:value="-4.5999999999999996" table:style-name="ce32">
            <text:p>-4.6</text:p>
          </table:table-cell>
          <table:table-cell office:value-type="float" office:value="2425" table:style-name="ce32">
            <text:p>242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SO</text:p>
          </table:table-cell>
          <table:table-cell office:value-type="float" office:value="-4.8" table:style-name="ce32">
            <text:p>-4.8</text:p>
          </table:table-cell>
          <table:table-cell office:value-type="float" office:value="2224" table:style-name="ce32">
            <text:p>2224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SP</text:p>
          </table:table-cell>
          <table:table-cell office:value-type="float" office:value="-4.8" table:style-name="ce32">
            <text:p>-4.8</text:p>
          </table:table-cell>
          <table:table-cell office:value-type="float" office:value="2224" table:style-name="ce32">
            <text:p>2224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SR</text:p>
          </table:table-cell>
          <table:table-cell office:value-type="float" office:value="-3.7" table:style-name="ce32">
            <text:p>-3.7</text:p>
          </table:table-cell>
          <table:table-cell office:value-type="float" office:value="2370" table:style-name="ce32">
            <text:p>2370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SS</text:p>
          </table:table-cell>
          <table:table-cell office:value-type="float" office:value="-3" table:style-name="ce32">
            <text:p>-3</text:p>
          </table:table-cell>
          <table:table-cell office:value-type="float" office:value="2033" table:style-name="ce32">
            <text:p>20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ST</text:p>
          </table:table-cell>
          <table:table-cell office:value-type="float" office:value="-5.0999999999999996" table:style-name="ce32">
            <text:p>-5.1</text:p>
          </table:table-cell>
          <table:table-cell office:value-type="float" office:value="2228" table:style-name="ce32">
            <text:p>2228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SW</text:p>
          </table:table-cell>
          <table:table-cell office:value-type="float" office:value="-3" table:style-name="ce32">
            <text:p>-3</text:p>
          </table:table-cell>
          <table:table-cell office:value-type="float" office:value="2033" table:style-name="ce32">
            <text:p>203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SY</text:p>
          </table:table-cell>
          <table:table-cell office:value-type="float" office:value="-5.0999999999999996" table:style-name="ce32">
            <text:p>-5.1</text:p>
          </table:table-cell>
          <table:table-cell office:value-type="float" office:value="2161" table:style-name="ce32">
            <text:p>2161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TA</text:p>
          </table:table-cell>
          <table:table-cell office:value-type="float" office:value="-1.5" table:style-name="ce32">
            <text:p>-1.5</text:p>
          </table:table-cell>
          <table:table-cell office:value-type="float" office:value="1835" table:style-name="ce32">
            <text:p>183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TD</text:p>
          </table:table-cell>
          <table:table-cell office:value-type="float" office:value="-5.4" table:style-name="ce32">
            <text:p>-5.4</text:p>
          </table:table-cell>
          <table:table-cell office:value-type="float" office:value="2483" table:style-name="ce32">
            <text:p>248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TF</text:p>
          </table:table-cell>
          <table:table-cell office:value-type="float" office:value="-5.0999999999999996" table:style-name="ce32">
            <text:p>-5.1</text:p>
          </table:table-cell>
          <table:table-cell office:value-type="float" office:value="2425" table:style-name="ce32">
            <text:p>242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TN</text:p>
          </table:table-cell>
          <table:table-cell office:value-type="float" office:value="-3" table:style-name="ce32">
            <text:p>-3</text:p>
          </table:table-cell>
          <table:table-cell office:value-type="float" office:value="2255" table:style-name="ce32">
            <text:p>225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TQ</text:p>
          </table:table-cell>
          <table:table-cell office:value-type="float" office:value="-1.5" table:style-name="ce32">
            <text:p>-1.5</text:p>
          </table:table-cell>
          <table:table-cell office:value-type="float" office:value="1858" table:style-name="ce32">
            <text:p>1858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TR</text:p>
          </table:table-cell>
          <table:table-cell office:value-type="float" office:value="-1.5" table:style-name="ce32">
            <text:p>-1.5</text:p>
          </table:table-cell>
          <table:table-cell office:value-type="float" office:value="1858" table:style-name="ce32">
            <text:p>1858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TS</text:p>
          </table:table-cell>
          <table:table-cell office:value-type="float" office:value="-3.7" table:style-name="ce32">
            <text:p>-3.7</text:p>
          </table:table-cell>
          <table:table-cell office:value-type="float" office:value="2370" table:style-name="ce32">
            <text:p>2370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TW</text:p>
          </table:table-cell>
          <table:table-cell office:value-type="float" office:value="-3" table:style-name="ce32">
            <text:p>-3</text:p>
          </table:table-cell>
          <table:table-cell office:value-type="float" office:value="2203" table:style-name="ce32">
            <text:p>220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UB</text:p>
          </table:table-cell>
          <table:table-cell office:value-type="float" office:value="-3" table:style-name="ce32">
            <text:p>-3</text:p>
          </table:table-cell>
          <table:table-cell office:value-type="float" office:value="2203" table:style-name="ce32">
            <text:p>220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W</text:p>
          </table:table-cell>
          <table:table-cell office:value-type="float" office:value="-3" table:style-name="ce32">
            <text:p>-3</text:p>
          </table:table-cell>
          <table:table-cell office:value-type="float" office:value="2203" table:style-name="ce32">
            <text:p>220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WA</text:p>
          </table:table-cell>
          <table:table-cell office:value-type="float" office:value="-4.5" table:style-name="ce32">
            <text:p>-4.5</text:p>
          </table:table-cell>
          <table:table-cell office:value-type="float" office:value="2228" table:style-name="ce32">
            <text:p>2228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WC</text:p>
          </table:table-cell>
          <table:table-cell office:value-type="float" office:value="-3" table:style-name="ce32">
            <text:p>-3</text:p>
          </table:table-cell>
          <table:table-cell office:value-type="float" office:value="2203" table:style-name="ce32">
            <text:p>220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WD</text:p>
          </table:table-cell>
          <table:table-cell office:value-type="float" office:value="-3" table:style-name="ce32">
            <text:p>-3</text:p>
          </table:table-cell>
          <table:table-cell office:value-type="float" office:value="2203" table:style-name="ce32">
            <text:p>2203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WF</text:p>
          </table:table-cell>
          <table:table-cell office:value-type="float" office:value="-3.3" table:style-name="ce32">
            <text:p>-3.3</text:p>
          </table:table-cell>
          <table:table-cell office:value-type="float" office:value="2307" table:style-name="ce32">
            <text:p>230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WN</text:p>
          </table:table-cell>
          <table:table-cell office:value-type="float" office:value="-4.5" table:style-name="ce32">
            <text:p>-4.5</text:p>
          </table:table-cell>
          <table:table-cell office:value-type="float" office:value="2228" table:style-name="ce32">
            <text:p>2228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WR</text:p>
          </table:table-cell>
          <table:table-cell office:value-type="float" office:value="-5.0999999999999996" table:style-name="ce32">
            <text:p>-5.1</text:p>
          </table:table-cell>
          <table:table-cell office:value-type="float" office:value="2425" table:style-name="ce32">
            <text:p>242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WS</text:p>
          </table:table-cell>
          <table:table-cell office:value-type="float" office:value="-5.0999999999999996" table:style-name="ce32">
            <text:p>-5.1</text:p>
          </table:table-cell>
          <table:table-cell office:value-type="float" office:value="2425" table:style-name="ce32">
            <text:p>242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WV</text:p>
          </table:table-cell>
          <table:table-cell office:value-type="float" office:value="-5.0999999999999996" table:style-name="ce32">
            <text:p>-5.1</text:p>
          </table:table-cell>
          <table:table-cell office:value-type="float" office:value="2425" table:style-name="ce32">
            <text:p>2425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YO</text:p>
          </table:table-cell>
          <table:table-cell office:value-type="float" office:value="-3.3" table:style-name="ce32">
            <text:p>-3.3</text:p>
          </table:table-cell>
          <table:table-cell office:value-type="float" office:value="2307" table:style-name="ce32">
            <text:p>2307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31">
            <text:p>ZE</text:p>
          </table:table-cell>
          <table:table-cell office:value-type="float" office:value="-5.4" table:style-name="ce32">
            <text:p>-5.4</text:p>
          </table:table-cell>
          <table:table-cell office:value-type="float" office:value="2668" table:style-name="ce32">
            <text:p>2668</text:p>
          </table:table-cell>
          <table:table-cell table:number-columns-repeated="16380"/>
        </table:table-row>
        <table:table-row table:number-rows-repeated="1048450" table:style-name="ro4">
          <table:table-cell table:number-columns-repeated="16384"/>
        </table:table-row>
      </table:table>
      <table:table table:name="'file:///C:/Users/DamianFranczyszyn/Downloads/MCS031-HPSPE-Version-4.0.xlsm'#Notes_&amp;_Usage" table:style-name="ta2">
        <table:table-source xlink:href="file:///C:/Users/DamianFranczyszyn/Downloads/MCS031-HPSPE-Version-4.0.xlsm" table:table-name="Notes_&amp;_Usag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mianFranczyszyn/Downloads/MCS031-HPSPE-Version-4.0.xlsm'#Input" table:style-name="ta2">
        <table:table-source xlink:href="file:///C:/Users/DamianFranczyszyn/Downloads/MCS031-HPSPE-Version-4.0.xlsm" table:table-name="Input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2"/>
          <table:table-cell office:value-type="string" office:string-value="Air Source Heat Pump"/>
          <table:table-cell table:number-columns-repeated="16381"/>
        </table:table-row>
        <table:table-row>
          <table:table-cell table:number-columns-repeated="16384"/>
        </table:table-row>
        <table:table-row>
          <table:table-cell table:number-columns-repeated="2"/>
          <table:table-cell office:value-type="string" office:string-value="New boiler"/>
          <table:table-cell table:number-columns-repeated="16381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string" office:string-value="41-45"/>
          <table:table-cell table:number-columns-repeated="16379"/>
        </table:table-row>
        <table:table-row table:number-rows-repeated="5">
          <table:table-cell table:number-columns-repeated="16384"/>
        </table:table-row>
        <table:table-row>
          <table:table-cell table:number-columns-repeated="4"/>
          <table:table-cell office:value-type="float" office:value="0"/>
          <table:table-cell table:number-columns-repeated="16379"/>
        </table:table-row>
        <table:table-row>
          <table:table-cell table:number-columns-repeated="16384"/>
        </table:table-row>
        <table:table-row>
          <table:table-cell table:number-columns-repeated="4"/>
          <table:table-cell office:value-type="float" office:value="0"/>
          <table:table-cell table:number-columns-repeated="16379"/>
        </table:table-row>
        <table:table-row table:number-rows-repeated="1048558">
          <table:table-cell table:number-columns-repeated="16379"/>
        </table:table-row>
      </table:table>
      <table:table table:name="'file:///C:/Users/DamianFranczyszyn/Downloads/MCS031-HPSPE-Version-4.0.xlsm'#Output" table:style-name="ta2">
        <table:table-source xlink:href="file:///C:/Users/DamianFranczyszyn/Downloads/MCS031-HPSPE-Version-4.0.xlsm" table:table-name="Outpu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mianFranczyszyn/Downloads/MCS031-HPSPE-Version-4.0.xlsm'#Optional_Outputs" table:style-name="ta2">
        <table:table-source xlink:href="file:///C:/Users/DamianFranczyszyn/Downloads/MCS031-HPSPE-Version-4.0.xlsm" table:table-name="Optional_Outpu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mianFranczyszyn/Downloads/MCS031-HPSPE-Version-4.0.xlsm'#Climate_&amp;_Other_Lookups" table:style-name="ta2">
        <table:table-source xlink:href="file:///C:/Users/DamianFranczyszyn/Downloads/MCS031-HPSPE-Version-4.0.xlsm" table:table-name="Climate_&amp;_Other_Lookup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mianFranczyszyn/Downloads/MCS031-HPSPE-Version-4.0.xlsm'#SPF_Lookups" table:style-name="ta2">
        <table:table-source xlink:href="file:///C:/Users/DamianFranczyszyn/Downloads/MCS031-HPSPE-Version-4.0.xlsm" table:table-name="SPF_Lookup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mianFranczyszyn/Downloads/MCS031-HPSPE-Version-4.0.xlsm'#Notes_Lookups" table:style-name="ta2">
        <table:table-source xlink:href="file:///C:/Users/DamianFranczyszyn/Downloads/MCS031-HPSPE-Version-4.0.xlsm" table:table-name="Notes_Lookup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mianFranczyszyn/Downloads/MCS031-HPSPE-Version-4.0.xlsm'#Notes_Index" table:style-name="ta2">
        <table:table-source xlink:href="file:///C:/Users/DamianFranczyszyn/Downloads/MCS031-HPSPE-Version-4.0.xlsm" table:table-name="Notes_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mianFranczyszyn/Downloads/MCS031-HPSPE-Version-4.0.xlsm'#Version" table:style-name="ta2">
        <table:table-source xlink:href="file:///C:/Users/DamianFranczyszyn/Downloads/MCS031-HPSPE-Version-4.0.xlsm" table:table-name="Version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Existing" table:expression="of:=[.#REF!]" table:base-cell-address="Climate_&amp;_Other_Lookups.$A$1"/>
        <table:named-expression table:name="New" table:expression="of:=[.#REF!]" table:base-cell-address="Climate_&amp;_Other_Lookups.$A$1"/>
        <table:named-expression table:name="System" table:expression="of:=[.#REF!]" table:base-cell-address="Climate_&amp;_Other_Lookup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  <style:font-face style:name="Wingdings" svg:font-family="Wingdings"/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Per_32_cent" style:display-name="Per cent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Damian Franczyszyn</meta:initial-creator>
    <dc:creator>Damian Franczyszyn</dc:creator>
    <meta:creation-date>2025-10-27T12:08:03Z</meta:creation-date>
    <dc:date>2025-10-27T12:10:02Z</dc:date>
  </office:meta>
</office:document-meta>
</file>